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a619" officeooo:paragraph-rsid="0016a619"/>
    </style:style>
    <style:style style:name="P2" style:family="paragraph" style:parent-style-name="Standard" style:list-style-name="L1">
      <style:text-properties officeooo:rsid="0016a619" officeooo:paragraph-rsid="0016a619"/>
    </style:style>
    <style:style style:name="P3" style:family="paragraph" style:parent-style-name="Standard" style:list-style-name="L1">
      <style:text-properties officeooo:rsid="001809d3" officeooo:paragraph-rsid="001809d3"/>
    </style:style>
    <style:style style:name="T1" style:family="text">
      <style:text-properties officeooo:rsid="001972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 installation</text:p>
      <text:p text:style-name="P1"/>
      <text:list xml:id="list124939975" text:style-name="L1">
        <text:list-item>
          <text:p text:style-name="P2">npm init</text:p>
        </text:list-item>
        <text:list-item>
          <text:p text:style-name="P2">src folder</text:p>
        </text:list-item>
        <text:list-item>
          <text:p text:style-name="P2">/create index.html and css file</text:p>
        </text:list-item>
        <text:list-item>
          <text:p text:style-name="P2">src/index.js</text:p>
        </text:list-item>
        <text:list-item>
          <text:p text:style-name="P2">parcel, react, react-dom.</text:p>
        </text:list-item>
        <text:list-item>
          <text:p text:style-name="P2">Sudo npm install -d react react-dom parcel</text:p>
        </text:list-item>
        <text:list-item>
          <text:p text:style-name="P3"><text:span text:style-name="T1">sudo npx</text:span> create-react-app myapp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09:55:42.780391412</meta:creation-date>
    <dc:date>2019-10-07T11:21:39.815214655</dc:date>
    <meta:editing-duration>PT8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34" meta:character-count="193" meta:non-whitespace-character-count="175"/>
  </office:meta>
</office:document-meta>
</file>